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8c00" officeooo:paragraph-rsid="00138c00"/>
    </style:style>
    <style:style style:name="P2" style:family="paragraph" style:parent-style-name="Standard">
      <style:text-properties officeooo:rsid="00178872" officeooo:paragraph-rsid="00178872"/>
    </style:style>
    <style:style style:name="P3" style:family="paragraph" style:parent-style-name="Standard" style:list-style-name="L1">
      <style:text-properties officeooo:rsid="00138c00" officeooo:paragraph-rsid="00138c00"/>
    </style:style>
    <style:style style:name="P4" style:family="paragraph" style:parent-style-name="Standard" style:list-style-name="L1">
      <style:text-properties officeooo:rsid="00178872" officeooo:paragraph-rsid="00178872"/>
    </style:style>
    <style:style style:name="P5" style:family="paragraph" style:parent-style-name="Standard" style:list-style-name="L1">
      <style:text-properties officeooo:rsid="001b59c2" officeooo:paragraph-rsid="001b59c2"/>
    </style:style>
    <style:style style:name="P6" style:family="paragraph" style:parent-style-name="Standard">
      <style:text-properties officeooo:rsid="0014f3e5" officeooo:paragraph-rsid="0014f3e5"/>
    </style:style>
    <style:style style:name="P7" style:family="paragraph" style:parent-style-name="Standard">
      <style:text-properties officeooo:rsid="001d7119" officeooo:paragraph-rsid="001d7119"/>
    </style:style>
    <style:style style:name="P8" style:family="paragraph" style:parent-style-name="Standard" style:list-style-name="L2">
      <style:text-properties officeooo:rsid="001d7119" officeooo:paragraph-rsid="001e4c38"/>
    </style:style>
    <style:style style:name="T1" style:family="text">
      <style:text-properties officeooo:rsid="00194cc4"/>
    </style:style>
    <style:style style:name="T2" style:family="text">
      <style:text-properties officeooo:rsid="001c9535"/>
    </style:style>
    <style:style style:name="T3" style:family="text">
      <style:text-properties officeooo:rsid="001e4c38"/>
    </style:style>
    <style:style style:name="T4" style:family="text">
      <style:text-properties officeooo:rsid="001fad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deas para seguir codificando</text:h>
      <text:p text:style-name="P1">Codificar:</text:p>
      <text:list xml:id="list4871624615637332952" text:style-name="L1">
        <text:list-item>
          <text:p text:style-name="P3">temas, como dinero, ayuda a los pobres, perdón, etcétera.</text:p>
        </text:list-item>
        <text:list-item>
          <text:p text:style-name="P3">referencias a otros pasajes de la Biblia</text:p>
        </text:list-item>
        <text:list-item>
          <text:p text:style-name="P3">el paralelismo entre bloques de los evangelios</text:p>
        </text:list-item>
        <text:list-item>
          <text:p text:style-name="P3">el paso del tiempo</text:p>
        </text:list-item>
        <text:list-item>
          <text:p text:style-name="P3">acciones: aspectos básicos de personajes, como si habla con Dios, si <text:span text:style-name="T1">alguien </text:span>muere, si está embarazado, <text:span text:style-name="T1">milagros, </text:span>etcétera</text:p>
        </text:list-item>
        <text:list-item>
          <text:p text:style-name="P4">colocar en q a quién se habla (por lo menos cuando se esté muy claro). Hay atributo who, pero no hay atributo towho :(</text:p>
        </text:list-item>
        <text:list-item>
          <text:p text:style-name="P5">geolocalización, <text:span text:style-name="T2">aunque esto se puede colocar directamente en el documento de ontology</text:span></text:p>
        </text:list-item>
        <text:list-item>
          <text:p text:style-name="P5"/>
        </text:list-item>
      </text:list>
      <text:p text:style-name="P2"/>
      <text:p text:style-name="P6"/>
      <text:p text:style-name="P7">Implementar colocar &lt;q who=”” corresp=”” type=”oral”&gt; a:</text:p>
      <text:list xml:id="list4756031292177468023" text:style-name="L2">
        <text:list-item>
          <text:p text:style-name="P8"><text:s/>(dijo.<text:span text:style-name="T3">{1,50}</text:span>):)</text:p>
        </text:list-item>
        <text:list-item>
          <text:p text:style-name="P8">(dijo|respondió|diciéndole<text:span text:style-name="T4">|diciendo</text:span>):)</text:p>
        </text:list-item>
        <text:list-item>
          <text:p text:style-name="P8"/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17:30:35.817272001</meta:creation-date>
    <dc:date>2016-04-27T22:05:52.982950050</dc:date>
    <meta:editing-duration>PT39M14S</meta:editing-duration>
    <meta:editing-cycles>14</meta:editing-cycles>
    <meta:generator>LibreOffice/4.2.8.2$Linux_X86_64 LibreOffice_project/420m0$Build-2</meta:generator>
    <meta:document-statistic meta:table-count="0" meta:image-count="0" meta:object-count="0" meta:page-count="1" meta:paragraph-count="14" meta:word-count="106" meta:character-count="647" meta:non-whitespace-character-count="563"/>
  </office:meta>
</office:document-meta>
</file>